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999999" fo:font-size="20pt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999999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color="#999999" fo:font-size="20pt" fo:font-style="italic" style:font-size-asian="20pt" style:font-style-asian="italic" style:font-size-complex="20pt" style:font-style-complex="italic"/>
    </style:style>
    <style:style style:name="P4" style:family="paragraph" style:parent-style-name="Standard">
      <style:paragraph-properties fo:text-align="center" style:justify-single-word="false"/>
      <style:text-properties fo:color="#999999" fo:font-size="40pt" style:font-size-asian="35pt" style:font-size-complex="40pt"/>
    </style:style>
    <style:style style:name="P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5pt" style:font-size-asian="25pt" style:font-size-complex="25pt"/>
    </style:style>
    <style:style style:name="P8" style:family="paragraph" style:parent-style-name="Standard">
      <style:paragraph-properties fo:text-align="center" style:justify-single-word="false"/>
      <style:text-properties fo:font-size="25pt" fo:font-style="normal" style:font-size-asian="25pt" style:font-style-asian="normal" style:font-size-complex="25pt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Consolas" fo:font-size="25pt" style:font-size-asian="25pt" style:font-size-complex="25pt"/>
    </style:style>
    <style:style style:name="P10" style:family="paragraph" style:parent-style-name="Standard">
      <style:paragraph-properties fo:text-align="center" style:justify-single-word="false"/>
      <style:text-properties fo:font-size="40pt" style:font-size-asian="35pt" style:font-size-complex="40pt"/>
    </style:style>
    <style:style style:name="P11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12" style:family="paragraph" style:parent-style-name="Standard">
      <style:paragraph-properties fo:text-align="center" style:justify-single-word="false" fo:break-before="page"/>
      <style:text-properties fo:color="#999999" fo:font-size="20pt" fo:font-style="italic" style:font-size-asian="20pt" style:font-style-asian="italic" style:font-size-complex="20pt" style:font-style-complex="italic"/>
    </style:style>
    <style:style style:name="P13" style:family="paragraph" style:parent-style-name="Standard">
      <style:paragraph-properties fo:text-align="center" style:justify-single-word="false" fo:break-before="page"/>
      <style:text-properties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999999"/>
    </style:style>
    <style:style style:name="T4" style:family="text">
      <style:text-properties fo:color="#999999" fo:font-size="20pt" style:font-size-asian="20pt" style:font-size-complex="20pt"/>
    </style:style>
    <style:style style:name="T5" style:family="text">
      <style:text-properties fo:color="#999999" fo:font-style="italic" style:font-style-asian="italic" style:font-style-complex="italic"/>
    </style:style>
    <style:style style:name="T6" style:family="text">
      <style:text-properties fo:color="#999999"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Consola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st</text:p>
      <text:p text:style-name="P7"/>
      <text:p text:style-name="P9">[1, 2, 3]</text:p>
      <text:p text:style-name="P7"/>
      <text:p text:style-name="P7"/>
      <text:p text:style-name="P7"/>
      <text:p text:style-name="P6">Tuple</text:p>
      <text:p text:style-name="P7"/>
      <text:p text:style-name="P9">(1, 2, 3)</text:p>
      <text:p text:style-name="P7"/>
      <text:p text:style-name="P7"/>
      <text:p text:style-name="P7"/>
      <text:p text:style-name="P6">Set</text:p>
      <text:p text:style-name="P7"/>
      <text:p text:style-name="P9">{1, 2, 3}</text:p>
      <text:p text:style-name="P7"/>
      <text:p text:style-name="P7"/>
      <text:p text:style-name="P7"/>
      <text:p text:style-name="P6">Dictionary</text:p>
      <text:p text:style-name="P7"/>
      <text:p text:style-name="P9">{1:'a', 2:'b', 3:'c'}</text:p>
      <text:p text:style-name="P7"/>
      <text:p text:style-name="P7"/>
      <text:p text:style-name="P7"/>
      <text:p text:style-name="P13"><text:span text:style-name="T5">Feature 1:</text:span></text:p>
      <text:p text:style-name="P7">Can be changed after it is created (mutability).</text:p>
      <text:p text:style-name="P10"/>
      <text:p text:style-name="P2"><text:span text:style-name="T1">Feature 1</text:span><text:span text:style-name="T1">:</text:span></text:p>
      <text:p text:style-name="P7">Can be changed after it is created (mutability).</text:p>
      <text:p text:style-name="P10"/>
      <text:p text:style-name="P2"><text:span text:style-name="T1">Feature 1:</text:span></text:p>
      <text:p text:style-name="P7">Can be changed after it is created (mutability).</text:p>
      <text:p text:style-name="P10"/>
      <text:p text:style-name="P2"><text:span text:style-name="T1">Feature 2</text:span><text:span text:style-name="T1">:</text:span></text:p>
      <text:p text:style-name="P7">Can store multiple identical values (duplicates).</text:p>
      <text:p text:style-name="P10"/>
      <text:p text:style-name="P2"><text:span text:style-name="T1">Feature 2</text:span><text:span text:style-name="T1">:</text:span></text:p>
      <text:p text:style-name="P7">Can store multiple identical values (duplicates).</text:p>
      <text:p text:style-name="P10"/>
      <text:p text:style-name="P2"><text:span text:style-name="T1">Feature </text:span><text:span text:style-name="T1">3</text:span><text:span text:style-name="T1">:</text:span></text:p>
      <text:p text:style-name="P7">Maintains a fixed order of the values.</text:p>
      <text:p text:style-name="P10"/>
      <text:p text:style-name="P2"><text:span text:style-name="T1">Feature 3:</text:span></text:p>
      <text:p text:style-name="P7">Maintains a fixed order of the values.</text:p>
      <text:p text:style-name="P11"/>
      <text:p text:style-name="P5"><text:span text:style-name="T5">Feature </text:span><text:span text:style-name="T5">4</text:span><text:span text:style-name="T5">:</text:span></text:p>
      <text:p text:style-name="P7">The values can be accessed by index.</text:p>
      <text:p text:style-name="P10"/>
      <text:p text:style-name="P2"><text:soft-page-break/><text:span text:style-name="T1">Feature 4:</text:span></text:p>
      <text:p text:style-name="P7">The values can be accessed by index.</text:p>
      <text:p text:style-name="P10"/>
      <text:p text:style-name="P2"><text:span text:style-name="T1">Feature </text:span><text:span text:style-name="T1">5</text:span><text:span text:style-name="T1">:</text:span></text:p>
      <text:p text:style-name="P7">The values can be accessed by a key.</text:p>
      <text:p text:style-name="P10"/>
      <text:p text:style-name="P5"><text:span text:style-name="T5">Feature 6:</text:span></text:p>
      <text:p text:style-name="P7">Supports the operation <text:span text:style-name="T8">+</text:span> (plus). This means that<text:line-break/>you can add two such structures together.</text:p>
      <text:p text:style-name="P10"/>
      <text:p text:style-name="P2"><text:span text:style-name="T1">Feature 6:</text:span></text:p>
      <text:p text:style-name="P7">Supports the operation <text:span text:style-name="T8">+</text:span> (plus). This means that<text:line-break/>you can add two such structures together.</text:p>
      <text:p text:style-name="P7"/>
      <text:p text:style-name="P12">Use case 1:</text:p>
      <text:p text:style-name="P7">You want to compute and store the frequency<text:line-break/>of individual words in song lyrics.</text:p>
      <text:p text:style-name="P5"/>
      <text:p text:style-name="P5"/>
      <text:p text:style-name="P3">Use case 2:</text:p>
      <text:p text:style-name="P7">You are programming a chess game and you want<text:line-break/>to store the state of a chessboard.</text:p>
      <text:p text:style-name="P5"/>
      <text:p text:style-name="P5"/>
      <text:p text:style-name="P3">Use case 3:</text:p>
      <text:p text:style-name="P7">You want to store a database of 10,000 different<text:line-break/>words along with their synonyms.</text:p>
      <text:p text:style-name="P5"/>
      <text:p text:style-name="P5"/>
      <text:p text:style-name="P3">Use case 4:</text:p>
      <text:p text:style-name="P7">You are programming an e-shop and you want<text:line-break/>to store the contents of a shopping cart.</text:p>
      <text:p text:style-name="P5"/>
      <text:p text:style-name="P5"/>
      <text:p text:style-name="P3">Use case 5:</text:p>
      <text:p text:style-name="P7">You want to store names of all the people who<text:line-break/>were born in your country on September 9, 1999.</text:p>
      <text:p text:style-name="P5"/>
      <text:p text:style-name="P5"/>
      <text:p text:style-name="P3">Use case 6:</text:p>
      <text:p text:style-name="P7">You want to store the first 50 million prime numbers and you will often ask whether a given number is within these primes or not.</text:p>
      <text:p text:style-name="P8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ource Han Sans CN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718cm" style:num-format="1" style:print-orientation="portrait" fo:margin-top="0.762cm" fo:margin-bottom="0.762cm" fo:margin-left="0.762cm" fo:margin-right="0.76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12T22:42:26.830094378</meta:creation-date>
    <dc:date>2018-08-04T20:03:14.60</dc:date>
    <meta:editing-duration>PT2H19M4S</meta:editing-duration>
    <meta:editing-cycles>13</meta:editing-cycles>
    <meta:generator>OpenOffice/4.1.1$Win32 OpenOffice.org_project/411m6$Build-9775</meta:generator>
    <meta:document-statistic meta:table-count="0" meta:image-count="0" meta:object-count="0" meta:page-count="4" meta:paragraph-count="44" meta:word-count="264" meta:character-count="1409"/>
    <dc:creator>Valdemar Švábenský</dc:creator>
  </office:meta>
</office:document-meta>
</file>